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9-09-13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9-04-1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8-10-0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8-04-10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7-08-03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7-04-12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6-09-09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6-03-15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5-10-16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5-09-02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5-07-3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5-06-24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5-04-14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5-03-0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4-09-0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4-04-23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4-02-26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3-09-13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3-04-1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3-02-08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2-09-18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2-07-05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2-04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1-04-12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10-09-10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9-09-11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9-04-09 0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9-01-28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8-04-09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8-01-16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7-08-29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7-05-23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6-09-07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6-08-22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6-07-13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6-05-30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6-05-10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6-04-25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6-03-23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5-12-1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5-06-0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5-03-31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4-12-0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4-09-2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4-06-17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4-01-1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3-06-2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3-03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2-11-0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2-08-21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2-04-1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1-09-20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1-05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0-12-20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2000-08-30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9-10-2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9-08-02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8-09-1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8-03-1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7-11-06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7-10-2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7-10-1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7-10-16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7-10-0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7-09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7-07-01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7-06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7-05-1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7-04-02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7-03-11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6-12-05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6-10-14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6-09-13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6-07-1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6-06-11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6-05-3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6-04-01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6-03-12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6-03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6-02-0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5-12-28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5-12-08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5-10-2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5-09-29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5-08-0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5-05-25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5-03-0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4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4-07-27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4-04-2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4-01-2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3-10-0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3-09-1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3-08-31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3-07-1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3-06-16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3-04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3-01-28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2-11-0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2-10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2-09-0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2-08-0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2-07-0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2-05-2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2-05-04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2-04-0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2-03-0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2-02-0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2-01-1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12-05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11-0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10-15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10-01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9-1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9-03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8-20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8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7-23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6-2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6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5-16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3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2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1-01-16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0-10-0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0-08-29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0-07-3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0-07-10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0-06-2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0-05-31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0-04-03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0-03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0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90-01-1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12-28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11-3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10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9-2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9-0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8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7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5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9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1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06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8-0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7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7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6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0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0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0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0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0-05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0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0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0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80-0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05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04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9-0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8-1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8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3490</text:p>
          </table:table-cell>
          <table:table-cell office:value-type="string" calcext:value-type="string">
            <text:p>1978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96" meta:object-count="0"/>
    <meta:user-defined meta:name="AppVersion">3.0</meta:user-defined>
  </office:meta>
</office:document-meta>
</file>